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CA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5" style:family="paragraph" style:parent-style-name="Standard" style:list-style-name="L2"/>
    <style:style style:name="P6" style:family="paragraph" style:parent-style-name="Standard">
      <style:text-properties fo:language="en" fo:country="CA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sette dataset benchmark:</text:p>
      <text:p text:style-name="Standard"/>
      <text:p text:style-name="P1">Parameters:</text:p>
      <text:p text:style-name="Standard">DEFAULT_GISETTE_CONFIG = {</text:p>
      <text:p text:style-name="Standard"><text:s text:c="4"/>'program_population_size': 400,</text:p>
      <text:p text:style-name="Standard"><text:s text:c="4"/>'team_population_size': 200, # must be half the population_size</text:p>
      <text:p text:style-name="Standard"><text:s text:c="4"/>'max_generation_total': 20,</text:p>
      <text:p text:style-name="Standard"><text:s text:c="4"/>'mutation_single_instruction_rate': 0.9,</text:p>
      <text:p text:style-name="Standard"><text:s text:c="4"/>'mutation_instruction_set_rate': 0.9,</text:p>
      <text:p text:style-name="Standard"><text:s text:c="4"/>'mutation_team_rate': 0.9,</text:p>
      <text:p text:style-name="Standard"><text:s text:c="4"/>'max_mutations_per_program': 5,</text:p>
      <text:p text:style-name="Standard"><text:s text:c="4"/>'runs_total': 100, </text:p>
      <text:p text:style-name="Standard"><text:s text:c="4"/>'minimum_program_size': 1,</text:p>
      <text:p text:style-name="Standard"><text:s text:c="4"/>'initial_program_size': 10,</text:p>
      <text:p text:style-name="Standard"><text:s text:c="4"/>'max_program_size': 20,</text:p>
      <text:p text:style-name="Standard"><text:s text:c="4"/>'minimum_team_size': 2,</text:p>
      <text:p text:style-name="Standard"><text:s text:c="4"/>'initial_team_size': 3,</text:p>
      <text:p text:style-name="Standard"><text:s text:c="4"/>'max_team_size': 6,</text:p>
      <text:p text:style-name="Standard"><text:s text:c="4"/>'total_calculation_registers': 1,</text:p>
      <text:p text:style-name="Standard"><text:s text:c="4"/>'replacement_rate': 0.2,</text:p>
      <text:p text:style-name="Standard"><text:s text:c="4"/>'sampling': {</text:p>
      <text:p text:style-name="Standard"><text:s text:c="8"/>'use_sampling': True,</text:p>
      <text:p text:style-name="Standard"><text:s text:c="8"/>'sampling_size': 200,</text:p>
      <text:p text:style-name="Standard"><text:s text:c="4"/>}</text:p>
      <text:p text:style-name="Standard">}</text:p>
      <text:p text:style-name="Standard"/>
      <text:p text:style-name="P1">Results:</text:p>
      <text:p text:style-name="Standard">################# Overall Best:</text:p>
      <text:p text:style-name="Standard">1 Run best program: 849:17, f: 0.81, team size: 3, team members: [('(211:0)', 0), ('(2423:17)', 0), ('(179:0)', 1)]</text:p>
      <text:p text:style-name="Standard">TRAIN: acc: 0.81, mrecall: 0.93</text:p>
      <text:p text:style-name="Standard">TEST: acc: 0.766, mrecall: 0.936, final: 0.851, recall: [ 0.596 <text:s/>0.936]</text:p>
      <text:p text:style-name="Standard"/>
      <text:p text:style-name="Standard">Algorithm info:Class Distributions: defaultdict(&lt;type 'int'&gt;, {0: 500, 1: 500}), for a total of 1000 samples</text:p>
      <text:p text:style-name="Standard">total samples (train): 6000</text:p>
      <text:p text:style-name="Standard">total samples (test): 1000</text:p>
      <text:p text:style-name="Standard">total_input_registers: 5000</text:p>
      <text:p text:style-name="Standard">total_output_registers: 2</text:p>
      <text:p text:style-name="Standard">total_general_registers: 3</text:p>
      <text:p text:style-name="Standard"/>
      <text:p text:style-name="Standard">Acc per classes: [0.298, 0.468]</text:p>
      <text:p text:style-name="Standard">Acc per classes (counter): [298.0, 468.0]</text:p>
      <text:p text:style-name="Standard">Confusion Matrix:</text:p>
      <text:p text:style-name="Standard">[[298 202]</text:p>
      <text:p text:style-name="Standard"><text:s/>[ 32 468]]</text:p>
      <text:p text:style-name="Standard"/>
      <text:p text:style-name="Standard">Test Metric per run: <text:span text:style-name="T1">[0.7625, 0.851, 0.734, 0.7925, 0.672, 0.72, 0.79299, 0.75, 0.7295, 0.802, 0.8335, 0.6245, 0.63, 0.819, 0.772, 0.602, 0.7655, 0.60549, 0.7895, 0.778, 0.7475, 0.825, 0.8135, 0.8325, 0.7815, 0.8275, 0.7345, 0.7165, 0.82749, 0.759, 0.62949, 0.8265, 0.7855, 0.8315, 0.7755, 0.805, 0.794, 0.819, 0.7445, 0.761, 0.77699, 0.51749, 0.77299, 0.7945, 0.625, 0.695, 0.7155, 0.701, 0.695, 0.726, 0.7475, 0.764, 0.8445, 0.705, 0.7865, 0.801, 0.787, 0.669, 0.57899, 0.6725, 0.7675, 0.7685, 0.81, 0.84, 0.723, 0.762, 0.847, 0.77899, 0.689, 0.8075, 0.7255, 0.6285, 0.835, 0.7445, 0.7835, 0.8095, 0.803, 0.5975, 0.844, 0.7885, 0.8225, 0.6735,0.7915, 0.7505, 0.7795, 0.838, 0.7155, 0.7475, 0.7665, 0.8235, 0.7995, 0.7155, 0.8325, 0.7465, 0.7725, 0.79099, 0.68, 0.7125, 0.798, 0.709]</text:span></text:p>
      <text:p text:style-name="Standard">Test Metric, mean: 0.754569, std: 0.068306</text:p>
      <text:p text:style-name="Standard"><text:soft-page-break/></text:p>
      <text:p text:style-name="Standard">Elapsed times, mean: 27.04189, std: 0.79443</text:p>
      <text:p text:style-name="P4"/>
      <text:p text:style-name="Standard"/>
      <text:p text:style-name="P1">Gisette com complex instructions:</text:p>
      <text:p text:style-name="Standard">################# Overall Best:</text:p>
      <text:p text:style-name="Standard">47 Run best program: 820:16, f: 0.815, team size: 2, team members: [('(1643:12)', 0), ('(372:0)', 1)]</text:p>
      <text:p text:style-name="Standard">TRAIN: acc: 0.815, mrecall: 0.98</text:p>
      <text:p text:style-name="Standard">TEST: acc: 0.77, mrecall: 0.954, final: 0.862, recall: [ 0.586 <text:s/>0.954]</text:p>
      <text:p text:style-name="Standard"/>
      <text:p text:style-name="Standard">Algorithm info:Class Distributions: defaultdict(&lt;type 'int'&gt;, {0: 500, 1: 500}), for a total of 1000 samples</text:p>
      <text:p text:style-name="Standard">total samples (train): 6000</text:p>
      <text:p text:style-name="Standard">total samples (test): 1000</text:p>
      <text:p text:style-name="Standard">total_input_registers: 5000</text:p>
      <text:p text:style-name="Standard">total_output_registers: 2</text:p>
      <text:p text:style-name="Standard">total_general_registers: 3</text:p>
      <text:p text:style-name="Standard"/>
      <text:p text:style-name="Standard">Acc per classes: [0.293, 0.477]</text:p>
      <text:p text:style-name="Standard">Acc per classes (counter): [293.0, 477.0]</text:p>
      <text:p text:style-name="Standard">Confusion Matrix:</text:p>
      <text:p text:style-name="Standard">[[293 207]</text:p>
      <text:p text:style-name="Standard"><text:s/>[ 23 477]]</text:p>
      <text:p text:style-name="Standard"/>
      <text:p text:style-name="Standard">Test Metric per run: <text:span text:style-name="T1">[0.818, 0.8075, 0.708, 0.612, 0.8, 0.731, 0.6915, 0.7775, 0.774, 0.8275, 0.6165, 0.721, 0.6995, 0.774, 0.821, 0</text:span></text:p>
      <text:p text:style-name="P3">.7575, 0.7085, 0.78299, 0.777, 0.7195, 0.731, 0.6675, 0.8155, 0.7785, 0.757, 0.708, 0.8105, 0.701, 0.812, 0.704, 0.735, 0.845, 0.794</text:p>
      <text:p text:style-name="P3">5, 0.628, 0.788, 0.62349, 0.767, 0.809, 0.7925, 0.5765, 0.743, 0.8465, 0.7925, 0.64999, 0.7845, 0.474, 0.5565, 0.862, 0.766, 0.719,</text:p>
      <text:p text:style-name="P3">0.786, 0.7865, 0.695, 0.651, 0.8005, 0.785, 0.771, 0.659, 0.784, 0.7745, 0.83, 0.7015, 0.768, 0.7535, 0.8365, 0.7195, 0.843, 0.7975,</text:p>
      <text:p text:style-name="P3"><text:s/>0.806, 0.732, 0.79099, 0.724, 0.8445, 0.77699, 0.8065, 0.7445, 0.844, 0.771, 0.73049, 0.79299, 0.698, 0.835, 0.802, 0.68, 0.697, 0.</text:p>
      <text:p text:style-name="P3">756, 0.6995, 0.7545, 0.6285, 0.8125, 0.59549, 0.6145, 0.798, 0.6745, 0.707, 0.7685, 0.83549, 0.6865, 0.828, 0.78099]</text:p>
      <text:p text:style-name="Standard">Test Metric, mean: 0.747204, std: 0.0727164210753</text:p>
      <text:p text:style-name="Standard"/>
      <text:p text:style-name="Standard">Finished execution, total elapsed time: 3196.41499925 secs</text:p>
      <text:p text:style-name="Standard">Elapsed times, mean: 31.9641499925, std: 1.39659197881</text:p>
      <text:p text:style-name="P4"/>
      <text:p text:style-name="Standard"/>
      <text:p text:style-name="P1">Gisette with complex instructions and introns removal:</text:p>
      <text:p text:style-name="Standard">################# Overall Best:</text:p>
      <text:p text:style-name="Standard">55 Run best program: 854:17, f: 0.885, team size: 4, team members: [('(202:0)', 0), ('(2481:17)', 0), ('(392:0)', 1), ('(289:0)', 1)</text:p>
      <text:p text:style-name="Standard">]</text:p>
      <text:p text:style-name="Standard">TRAIN: acc: 0.885, mrecall: 0.9</text:p>
      <text:p text:style-name="Standard">TEST: acc: 0.828, mrecall: 0.878, final: 0.853, recall: [ 0.778 <text:s/>0.878]</text:p>
      <text:p text:style-name="Standard"/>
      <text:p text:style-name="Standard">Algorithm info:Class Distributions: defaultdict(&lt;type 'int'&gt;, {0: 500, 1: 500}), for a total of 1000 samples</text:p>
      <text:p text:style-name="Standard">total samples (train): 6000</text:p>
      <text:p text:style-name="Standard">total samples (test): 1000</text:p>
      <text:p text:style-name="Standard">total_input_registers: 5000</text:p>
      <text:p text:style-name="Standard">total_output_registers: 2</text:p>
      <text:p text:style-name="Standard">total_general_registers: 3</text:p>
      <text:p text:style-name="Standard"/>
      <text:p text:style-name="Standard">Acc per classes: [0.389, 0.439]</text:p>
      <text:p text:style-name="Standard"><text:soft-page-break/>Acc per classes (counter): [389.0, 439.0]</text:p>
      <text:p text:style-name="Standard">Confusion Matrix:</text:p>
      <text:p text:style-name="Standard">[[389 111]</text:p>
      <text:p text:style-name="Standard"><text:s/>[ 61 439]]</text:p>
      <text:p text:style-name="Standard"/>
      <text:p text:style-name="Standard">Test Metric per run: <text:span text:style-name="T1">[0.81, 0.5905, 0.7875, 0.71449, 0.8385, 0.6985, 0.689, 0.779, 0.713, 0.802, 0.795, 0.7895, 0.8235, 0.57699, 0.8</text:span></text:p>
      <text:p text:style-name="P3">12, 0.8415, 0.742, 0.7955, 0.8235, 0.56699, 0.812, 0.701, 0.752, 0.816, 0.753, 0.7955, 0.68, 0.656, 0.7815, 0.78499, 0.7, 0.709, 0.6</text:p>
      <text:p text:style-name="P3">0749, 0.846, 0.79299, 0.76499, 0.822, 0.833, 0.774, 0.81, 0.763, 0.804, 0.7075, 0.7365, 0.7285, 0.79, 0.6495, 0.7295, 0.757, 0.8185,</text:p>
      <text:p text:style-name="P3"><text:s/>0.7705, 0.83949, 0.765, 0.818, 0.7775, 0.853, 0.6965, 0.84549, 0.8225, 0.836, 0.758, 0.7945, 0.7595, 0.526, 0.7765, 0.7955, 0.5545,</text:p>
      <text:p text:style-name="P3"><text:s/>0.8125, 0.783, 0.5745, 0.7705, 0.6795, 0.51, 0.586, 0.72049, 0.8315, 0.7115, 0.767, 0.691, 0.802, 0.8405, 0.4875, 0.7385, 0.7395, 0</text:p>
      <text:p text:style-name="P3">.799, 0.6185, 0.6685, 0.57899, 0.5565, 0.759, 0.7835, 0.7995, 0.8145, 0.8055, 0.6935, 0.839, 0.818, 0.7895, 0.8355, 0.6775]</text:p>
      <text:p text:style-name="Standard">Test Metric, mean: 0.7453489, std: 0.0859500353682</text:p>
      <text:p text:style-name="Standard">Avg Introns, mean: 5.6258333333333326, std: 1.296106080620804</text:p>
      <text:p text:style-name="Standard"/>
      <text:p text:style-name="Standard">Finished execution, total elapsed time: 2945.727 secs</text:p>
      <text:p text:style-name="Standard">Elapsed times, mean: 29.45727, std: 1.26624345102</text:p>
      <text:p text:style-name="P4"/>
      <text:p text:style-name="Standard"/>
      <text:list xml:id="list7245555100446402850" text:style-name="L2">
        <text:list-item>
          <text:p text:style-name="P5">datasets simple instructions X complex instructions = statiscally irrelevant</text:p>
        </text:list-item>
        <text:list-item>
          <text:p text:style-name="P5">introns: relevant with complex instructions, but performed worse by around 5 secs per run when using the simple instructions</text:p>
        </text:list-item>
      </text:list>
      <text:p text:style-name="Standard"/>
      <text:p text:style-name="P2">Introns não fizeram muita diferença, talvez pelos programas serem curtos e haverem poucos introns? Ou vai ser mais relevante só após adicionar as instruções complexa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7H46M24S</meta:editing-duration>
    <meta:editing-cycles>215</meta:editing-cycles>
    <meta:generator>OpenOffice/4.1.1$Win32 OpenOffice.org_project/411m6$Build-9775</meta:generator>
    <dc:date>2015-03-15T21:30:47.65</dc:date>
    <dc:creator>Jessica Pauli de C Bonson</dc:creator>
    <meta:document-statistic meta:table-count="0" meta:image-count="0" meta:object-count="0" meta:page-count="3" meta:paragraph-count="98" meta:word-count="746" meta:character-count="5740"/>
    <meta:user-defined meta:name="Info 1"/>
    <meta:user-defined meta:name="Info 2"/>
    <meta:user-defined meta:name="Info 3"/>
    <meta:user-defined meta:name="Info 4"/>
  </office:meta>
</office:document-meta>
</file>